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fo:background-color="#FFFFFF" style:cell-protect="protected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8" style:family="table-cell" style:parent-style-name="Normal_TSGB8.11_32_-_32_update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automatic" fo:background-color="#FFFFFF"/>
      <style:text-properties fo:color="#008080"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4pt" style:font-size-asian="14pt" style:font-size-complex="14pt"/>
    </style:style>
    <style:style style:name="ce11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ackground-color="#FFFFFF"/>
      <style:text-properties fo:font-size="14pt" style:font-size-asian="14pt" style:font-size-complex="14pt"/>
    </style:style>
    <style:style style:name="ce14" style:family="table-cell" style:parent-style-name="Normal_TSGB8.11_32_-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" style:family="table-cell" style:parent-style-name="Normal_TSGB8.11_32_-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6" style:family="table-cell" style:parent-style-name="Normal_TSGB8.11_32_-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" style:family="table-cell" style:parent-style-name="Normal_TSGB8.11_32_-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" style:family="table-cell" style:parent-style-name="Normal_TSGB8.11_32_-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9" style:family="table-cell" style:parent-style-name="Normal_TSGB8.11_32_-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0" style:family="table-cell" style:parent-style-name="Normal_TSGB8.11_32_-_32_updated" style:data-style-name="N0">
      <style:table-cell-properties fo:border-top="2pt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TSGB8.11_32_-_32_updated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TSGB8.11_32_-_32_updated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TSGB8.11_32_-_32_updated" style:data-style-name="N0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TSGB8.11_32_-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Normal_TSGB8.11_32_-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TSGB8.11_32_-_32_updated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Normal_TSGB8.11_32_-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8" style:family="table-cell" style:parent-style-name="Normal_TSGB8.11_32_-_32_updated" style:data-style-name="N36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9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0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1" style:family="table-cell" style:parent-style-name="Normal_TSGB8.11_32_-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" style:family="table-cell" style:parent-style-name="Normal_80909_32_working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3" style:family="table-cell" style:parent-style-name="Normal_81009_32_working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4" style:family="table-cell" style:parent-style-name="Normal_80909_32_working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5" style:family="table-cell" style:parent-style-name="Normal_81009_32_working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6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ce37" style:family="table-cell" style:parent-style-name="Normal_TSGB8.11_32_-_32_updated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ce38" style:family="table-cell" style:parent-style-name="Normal_TSGB8.11_32_-_32_updated" style:data-style-name="N36">
      <style:table-cell-properties fo:border-top="none" fo:border-bottom="2pt solid #000000" fo:border-left="none" fo:border-right="none" style:vertical-align="automatic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05354166666667cm"/>
    </style:style>
    <style:style style:name="co2" style:family="table-column">
      <style:table-column-properties fo:break-before="auto" style:column-width="2.0108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504" table:style-name="ta1">
        <table:table-column table:style-name="co1" table:default-cell-style-name="ce8"/>
        <table:table-column table:style-name="co2" table:number-columns-repeated="16383" table:default-cell-style-name="ce8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8" table:number-rows-spanned="1" table:style-name="ce36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4"/>
        </table:table-row>
        <table:table-row table:style-name="ro1">
          <table:table-cell table:style-name="ce5"/>
          <table:table-cell table:number-columns-repeated="16383" table:style-name="ce4"/>
        </table:table-row>
        <table:table-row table:style-name="ro1">
          <table:table-cell office:value-type="string" table:style-name="ce6">
            <text:p>Table TSGB0808 (RAI0504)</text:p>
          </table:table-cell>
          <table:table-cell table:number-columns-repeated="4" table:style-name="ce7"/>
          <table:table-cell table:number-columns-repeated="16379" table:style-name="ce8"/>
        </table:table-row>
        <table:table-row table:style-name="ro2">
          <table:table-cell office:value-type="string" table:style-name="ce6">
            <text:p>Signals passed at danger (SPADs)<text:span text:style-name="T2">1</text:span><text:s/>on Network Rail controlled infrastructure: GB annual from 2001/02</text:p>
          </table:table-cell>
          <table:table-cell table:number-columns-repeated="9" table:style-name="ce9"/>
          <table:table-cell table:number-columns-repeated="3" table:style-name="ce10"/>
          <table:table-cell table:number-columns-repeated="4" table:style-name="ce11"/>
          <table:table-cell table:style-name="ce10"/>
          <table:table-cell table:style-name="ce12"/>
          <table:table-cell table:number-columns-repeated="16365" table:style-name="ce13"/>
        </table:table-row>
        <table:table-row table:style-name="ro1">
          <table:table-cell table:number-columns-repeated="5" table:style-name="ce14"/>
          <table:table-cell table:number-columns-repeated="3" table:style-name="ce15"/>
          <table:table-cell table:style-name="ce16"/>
          <table:table-cell table:number-columns-repeated="2" table:style-name="ce17"/>
          <table:table-cell table:number-columns-repeated="3" table:style-name="ce18"/>
          <table:table-cell table:number-columns-repeated="3" table:style-name="ce19"/>
          <table:table-cell office:value-type="string" table:style-name="ce19">
            <text:p>Number</text:p>
          </table:table-cell>
          <table:table-cell table:number-columns-repeated="16366" table:style-name="ce17"/>
        </table:table-row>
        <table:table-row table:style-name="ro2">
          <table:table-cell table:style-name="ce20"/>
          <table:table-cell office:value-type="string" table:style-name="ce21">
            <text:p>2001/02</text:p>
          </table:table-cell>
          <table:table-cell office:value-type="string" table:style-name="ce21">
            <text:p>2002/03</text:p>
          </table:table-cell>
          <table:table-cell office:value-type="string" table:style-name="ce21">
            <text:p>2003/04</text:p>
          </table:table-cell>
          <table:table-cell office:value-type="string" table:style-name="ce21">
            <text:p>2004/05</text:p>
          </table:table-cell>
          <table:table-cell office:value-type="string" table:style-name="ce21">
            <text:p>2005/06</text:p>
          </table:table-cell>
          <table:table-cell office:value-type="string" table:style-name="ce21">
            <text:p>2006/07</text:p>
          </table:table-cell>
          <table:table-cell office:value-type="string" table:style-name="ce21">
            <text:p>2007/08</text:p>
          </table:table-cell>
          <table:table-cell office:value-type="string" table:style-name="ce21">
            <text:p>2008/09</text:p>
          </table:table-cell>
          <table:table-cell office:value-type="string" table:style-name="ce21">
            <text:p>2009/10</text:p>
          </table:table-cell>
          <table:table-cell office:value-type="string" table:style-name="ce21">
            <text:p>2010/11</text:p>
          </table:table-cell>
          <table:table-cell office:value-type="string" table:style-name="ce22">
            <text:p>2011/12</text:p>
          </table:table-cell>
          <table:table-cell office:value-type="string" table:style-name="ce22">
            <text:p>2012/13</text:p>
          </table:table-cell>
          <table:table-cell office:value-type="string" table:style-name="ce22">
            <text:p>2013/14</text:p>
          </table:table-cell>
          <table:table-cell office:value-type="string" table:style-name="ce22">
            <text:p>2014/15</text:p>
          </table:table-cell>
          <table:table-cell office:value-type="string" table:style-name="ce22">
            <text:p>2015/16</text:p>
          </table:table-cell>
          <table:table-cell office:value-type="string" table:style-name="ce22">
            <text:p>2016/17<text:span text:style-name="T3">R</text:span></text:p>
          </table:table-cell>
          <table:table-cell office:value-type="string" table:style-name="ce22">
            <text:p>2017/18</text:p>
          </table:table-cell>
          <table:table-cell table:number-columns-repeated="16366" table:style-name="ce23"/>
        </table:table-row>
        <table:table-row table:style-name="ro1">
          <table:table-cell office:value-type="string" table:style-name="ce24">
            <text:p>Potentially severe</text:p>
          </table:table-cell>
          <table:table-cell office:value-type="float" office:value="134" table:style-name="ce8">
            <text:p>134</text:p>
          </table:table-cell>
          <table:table-cell office:value-type="float" office:value="104" table:style-name="ce8">
            <text:p>104</text:p>
          </table:table-cell>
          <table:table-cell office:value-type="float" office:value="43" table:style-name="ce8">
            <text:p>43</text:p>
          </table:table-cell>
          <table:table-cell office:value-type="float" office:value="34" table:style-name="ce8">
            <text:p>34</text:p>
          </table:table-cell>
          <table:table-cell office:value-type="float" office:value="19" table:style-name="ce8">
            <text:p>19</text:p>
          </table:table-cell>
          <table:table-cell office:value-type="float" office:value="18" table:style-name="ce8">
            <text:p>18</text:p>
          </table:table-cell>
          <table:table-cell office:value-type="float" office:value="21" table:style-name="ce8">
            <text:p>21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8" table:style-name="ce8">
            <text:p>18</text:p>
          </table:table-cell>
          <table:table-cell office:value-type="float" office:value="9" table:style-name="ce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4" table:style-name="ce8">
            <text:p>14</text:p>
          </table:table-cell>
          <table:table-cell office:value-type="float" office:value="8" table:style-name="ce8">
            <text:p>8</text:p>
          </table:table-cell>
          <table:table-cell office:value-type="float" office:value="7" table:style-name="ce37">
            <text:p>7</text:p>
          </table:table-cell>
          <table:table-cell office:value-type="float" office:value="10" table:style-name="ce37">
            <text:p>10</text:p>
          </table:table-cell>
          <table:table-cell table:number-columns-repeated="16366" table:style-name="ce23"/>
        </table:table-row>
        <table:table-row table:style-name="ro1">
          <table:table-cell office:value-type="string" table:style-name="ce24">
            <text:p>Potentially significant</text:p>
          </table:table-cell>
          <table:table-cell office:value-type="float" office:value="154" table:style-name="ce8">
            <text:p>154</text:p>
          </table:table-cell>
          <table:table-cell office:value-type="float" office:value="121" table:style-name="ce8">
            <text:p>121</text:p>
          </table:table-cell>
          <table:table-cell office:value-type="float" office:value="116" table:style-name="ce8">
            <text:p>116</text:p>
          </table:table-cell>
          <table:table-cell office:value-type="float" office:value="105" table:style-name="ce8">
            <text:p>105</text:p>
          </table:table-cell>
          <table:table-cell office:value-type="float" office:value="101" table:style-name="ce8">
            <text:p>101</text:p>
          </table:table-cell>
          <table:table-cell office:value-type="float" office:value="87" table:style-name="ce8">
            <text:p>87</text:p>
          </table:table-cell>
          <table:table-cell office:value-type="float" office:value="73" table:style-name="ce8">
            <text:p>73</text:p>
          </table:table-cell>
          <table:table-cell office:value-type="float" office:value="73" table:style-name="ce8">
            <text:p>73</text:p>
          </table:table-cell>
          <table:table-cell office:value-type="float" office:value="58" table:style-name="ce8">
            <text:p>58</text:p>
          </table:table-cell>
          <table:table-cell office:value-type="float" office:value="67" table:style-name="ce8">
            <text:p>67</text:p>
          </table:table-cell>
          <table:table-cell office:value-type="float" office:value="67" table:style-name="ce8">
            <text:p>67</text:p>
          </table:table-cell>
          <table:table-cell office:value-type="float" office:value="54" table:style-name="ce8">
            <text:p>54</text:p>
          </table:table-cell>
          <table:table-cell office:value-type="float" office:value="76" table:style-name="ce8">
            <text:p>76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8">
            <text:p>70</text:p>
          </table:table-cell>
          <table:table-cell office:value-type="float" office:value="59" table:style-name="ce37">
            <text:p>59</text:p>
          </table:table-cell>
          <table:table-cell office:value-type="float" office:value="43" table:style-name="ce37">
            <text:p>43</text:p>
          </table:table-cell>
          <table:table-cell table:number-columns-repeated="16366" table:style-name="ce23"/>
        </table:table-row>
        <table:table-row table:style-name="ro1">
          <table:table-cell office:value-type="string" table:style-name="ce24">
            <text:p>No significant risk</text:p>
          </table:table-cell>
          <table:table-cell office:value-type="float" office:value="131" table:style-name="ce8">
            <text:p>131</text:p>
          </table:table-cell>
          <table:table-cell office:value-type="float" office:value="171" table:style-name="ce8">
            <text:p>171</text:p>
          </table:table-cell>
          <table:table-cell office:value-type="float" office:value="211" table:style-name="ce8">
            <text:p>211</text:p>
          </table:table-cell>
          <table:table-cell office:value-type="float" office:value="231" table:style-name="ce8">
            <text:p>231</text:p>
          </table:table-cell>
          <table:table-cell office:value-type="float" office:value="208" table:style-name="ce8">
            <text:p>208</text:p>
          </table:table-cell>
          <table:table-cell office:value-type="float" office:value="227" table:style-name="ce8">
            <text:p>227</text:p>
          </table:table-cell>
          <table:table-cell office:value-type="float" office:value="256" table:style-name="ce8">
            <text:p>256</text:p>
          </table:table-cell>
          <table:table-cell office:value-type="float" office:value="203" table:style-name="ce8">
            <text:p>203</text:p>
          </table:table-cell>
          <table:table-cell office:value-type="float" office:value="196" table:style-name="ce8">
            <text:p>196</text:p>
          </table:table-cell>
          <table:table-cell office:value-type="float" office:value="213" table:style-name="ce8">
            <text:p>213</text:p>
          </table:table-cell>
          <table:table-cell office:value-type="float" office:value="197" table:style-name="ce8">
            <text:p>197</text:p>
          </table:table-cell>
          <table:table-cell office:value-type="float" office:value="178" table:style-name="ce8">
            <text:p>178</text:p>
          </table:table-cell>
          <table:table-cell office:value-type="float" office:value="198" table:style-name="ce8">
            <text:p>198</text:p>
          </table:table-cell>
          <table:table-cell office:value-type="float" office:value="218" table:style-name="ce8">
            <text:p>218</text:p>
          </table:table-cell>
          <table:table-cell office:value-type="float" office:value="204" table:style-name="ce8">
            <text:p>204</text:p>
          </table:table-cell>
          <table:table-cell office:value-type="float" office:value="205" table:style-name="ce37">
            <text:p>205</text:p>
          </table:table-cell>
          <table:table-cell office:value-type="float" office:value="234" table:style-name="ce37">
            <text:p>234</text:p>
          </table:table-cell>
          <table:table-cell table:number-columns-repeated="16366" table:style-name="ce23"/>
        </table:table-row>
        <table:table-row table:style-name="ro1">
          <table:table-cell office:value-type="string" table:style-name="ce24">
            <text:p>Unclassified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7" table:style-name="ce37">
            <text:p>7</text:p>
          </table:table-cell>
          <table:table-cell table:number-columns-repeated="16366" table:style-name="ce23"/>
        </table:table-row>
        <table:table-row table:style-name="ro1">
          <table:table-cell office:value-type="string" table:style-name="ce25">
            <text:p>All SPADs</text:p>
          </table:table-cell>
          <table:table-cell office:value-type="float" office:value="433" table:style-name="ce26">
            <text:p>433</text:p>
          </table:table-cell>
          <table:table-cell office:value-type="float" office:value="402" table:style-name="ce26">
            <text:p>402</text:p>
          </table:table-cell>
          <table:table-cell office:value-type="float" office:value="374" table:style-name="ce26">
            <text:p>374</text:p>
          </table:table-cell>
          <table:table-cell office:value-type="float" office:value="371" table:style-name="ce26">
            <text:p>371</text:p>
          </table:table-cell>
          <table:table-cell office:value-type="float" office:value="328" table:style-name="ce26">
            <text:p>328</text:p>
          </table:table-cell>
          <table:table-cell office:value-type="float" office:value="332" table:style-name="ce26">
            <text:p>332</text:p>
          </table:table-cell>
          <table:table-cell office:value-type="float" office:value="350" table:style-name="ce26">
            <text:p>350</text:p>
          </table:table-cell>
          <table:table-cell office:value-type="float" office:value="293" table:style-name="ce26">
            <text:p>293</text:p>
          </table:table-cell>
          <table:table-cell office:value-type="float" office:value="273" table:style-name="ce26">
            <text:p>273</text:p>
          </table:table-cell>
          <table:table-cell office:value-type="float" office:value="298" table:style-name="ce26">
            <text:p>298</text:p>
          </table:table-cell>
          <table:table-cell office:value-type="float" office:value="273" table:style-name="ce26">
            <text:p>273</text:p>
          </table:table-cell>
          <table:table-cell office:value-type="float" office:value="249" table:style-name="ce26">
            <text:p>249</text:p>
          </table:table-cell>
          <table:table-cell office:value-type="float" office:value="290" table:style-name="ce26">
            <text:p>290</text:p>
          </table:table-cell>
          <table:table-cell office:value-type="float" office:value="302" table:style-name="ce26">
            <text:p>302</text:p>
          </table:table-cell>
          <table:table-cell office:value-type="float" office:value="282" table:style-name="ce26">
            <text:p>282</text:p>
          </table:table-cell>
          <table:table-cell office:value-type="float" office:value="271" table:style-name="ce38">
            <text:p>271</text:p>
          </table:table-cell>
          <table:table-cell office:value-type="float" office:value="294" table:style-name="ce38">
            <text:p>294</text:p>
          </table:table-cell>
          <table:table-cell table:number-columns-repeated="16366" table:style-name="ce23"/>
        </table:table-row>
        <table:table-row table:style-name="ro3">
          <table:table-cell table:style-name="ce27"/>
          <table:table-cell table:number-columns-repeated="16" table:style-name="ce28"/>
          <table:table-cell table:number-columns-repeated="16367" table:style-name="ce27"/>
        </table:table-row>
        <table:table-row table:style-name="ro3">
          <table:table-cell office:value-type="string" table:style-name="ce29">
            <text:p>R Following a review of historic SPAD data at RSSB, data has been revised</text:p>
          </table:table-cell>
          <table:table-cell table:number-columns-repeated="15" table:style-name="ce28"/>
          <table:table-cell table:style-name="ce27"/>
          <table:table-cell office:value-type="string" table:style-name="ce30">
            <text:p>Source: Rail Safety and Standards Board (RSSB)</text:p>
          </table:table-cell>
          <table:table-cell table:number-columns-repeated="16366" table:style-name="ce27"/>
        </table:table-row>
        <table:table-row table:style-name="ro3">
          <table:table-cell table:style-name="ce29"/>
          <table:table-cell table:number-columns-repeated="4" table:style-name="ce27"/>
          <table:table-cell table:style-name="ce31"/>
          <table:table-cell table:number-columns-repeated="4" table:style-name="ce27"/>
          <table:table-cell table:style-name="ce31"/>
          <table:table-cell table:number-columns-repeated="4" table:style-name="ce27"/>
          <table:table-cell table:style-name="ce30"/>
          <table:table-cell table:style-name="ce27"/>
          <table:table-cell office:value-type="string" table:style-name="ce7">
            <text:p>Last updated: 31 October 2018</text:p>
          </table:table-cell>
          <table:table-cell table:number-columns-repeated="16366" table:style-name="ce27"/>
        </table:table-row>
        <table:table-row table:style-name="ro3">
          <table:table-cell office:value-type="string" table:style-name="ce29">
            <text:p>1 See Notes and Definitions.</text:p>
          </table:table-cell>
          <table:table-cell table:number-columns-repeated="4" table:style-name="ce27"/>
          <table:table-cell table:style-name="ce31"/>
          <table:table-cell table:number-columns-repeated="4" table:style-name="ce27"/>
          <table:table-cell table:style-name="ce31"/>
          <table:table-cell table:number-columns-repeated="3" table:style-name="ce27"/>
          <table:table-cell table:number-columns-repeated="2" table:style-name="ce7"/>
          <table:table-cell table:style-name="ce27"/>
          <table:table-cell office:value-type="string" table:style-name="ce7">
            <text:p>Next updated: November 2019</text:p>
          </table:table-cell>
          <table:table-cell table:number-columns-repeated="16366" table:style-name="ce27"/>
        </table:table-row>
        <table:table-row table:style-name="ro3">
          <table:table-cell table:style-name="ce8"/>
          <table:table-cell table:number-columns-repeated="13" table:style-name="ce27"/>
          <table:table-cell table:number-columns-repeated="2" table:style-name="ce7"/>
          <table:table-cell table:style-name="ce27"/>
          <table:table-cell office:value-type="string" table:style-name="ce7">
            <text:p>Telephone: 020 7944 2419</text:p>
          </table:table-cell>
          <table:table-cell table:number-columns-repeated="16366" table:style-name="ce27"/>
        </table:table-row>
        <table:table-row table:style-name="ro3">
          <table:table-cell office:value-type="string" table:style-name="ce32">
            <text:p>The figures in this table are outside the scope of National Statistics.</text:p>
          </table:table-cell>
          <table:table-cell table:number-columns-repeated="2" table:style-name="ce27"/>
          <table:table-cell table:style-name="ce8"/>
          <table:table-cell table:style-name="ce27"/>
          <table:table-cell table:style-name="ce31"/>
          <table:table-cell table:number-columns-repeated="3" table:style-name="ce8"/>
          <table:table-cell table:number-columns-repeated="5" table:style-name="ce27"/>
          <table:table-cell table:style-name="ce7"/>
          <table:table-cell table:style-name="ce8"/>
          <table:table-cell table:style-name="ce27"/>
          <table:table-cell office:value-type="string" table:style-name="ce7">
            <text:p>Email: rail.stats@dft.gov.uk</text:p>
          </table:table-cell>
          <table:table-cell table:number-columns-repeated="16366" table:style-name="ce27"/>
        </table:table-row>
        <table:table-row table:style-name="ro3">
          <table:table-cell table:style-name="ce8"/>
          <table:table-cell table:number-columns-repeated="2" table:style-name="ce27"/>
          <table:table-cell table:number-columns-repeated="2" table:style-name="ce8"/>
          <table:table-cell table:style-name="ce31"/>
          <table:table-cell table:number-columns-repeated="5" table:style-name="ce8"/>
          <table:table-cell table:number-columns-repeated="2" table:style-name="ce30"/>
          <table:table-cell table:style-name="ce8"/>
          <table:table-cell table:style-name="ce33"/>
          <table:table-cell table:number-columns-repeated="16369" table:style-name="ce8"/>
        </table:table-row>
        <table:table-row table:style-name="ro3">
          <table:table-cell table:style-name="ce34"/>
          <table:table-cell table:number-columns-repeated="2" table:style-name="ce27"/>
          <table:table-cell table:number-columns-repeated="2" table:style-name="ce8"/>
          <table:table-cell table:style-name="ce31"/>
          <table:table-cell table:number-columns-repeated="5" table:style-name="ce8"/>
          <table:table-cell table:number-columns-repeated="2" table:style-name="ce4"/>
          <table:table-cell table:style-name="ce8"/>
          <table:table-cell table:number-columns-repeated="3" table:style-name="ce33"/>
          <table:table-cell table:number-columns-repeated="16367" table:style-name="ce8"/>
        </table:table-row>
        <table:table-row table:number-rows-repeated="2" table:style-name="ro3">
          <table:table-cell table:style-name="ce8"/>
          <table:table-cell table:number-columns-repeated="2" table:style-name="ce27"/>
          <table:table-cell table:number-columns-repeated="8" table:style-name="ce8"/>
          <table:table-cell table:style-name="ce35"/>
          <table:table-cell table:style-name="ce7"/>
          <table:table-cell table:number-columns-repeated="16371" table:style-name="ce8"/>
        </table:table-row>
        <table:table-row table:style-name="ro4">
          <table:table-cell table:style-name="ce8"/>
          <table:table-cell table:number-columns-repeated="2" table:style-name="ce27"/>
          <table:table-cell table:number-columns-repeated="16381" table:style-name="ce8"/>
        </table:table-row>
        <table:table-row table:number-rows-repeated="1048553" table:style-name="ro5">
          <table:table-cell table:number-columns-repeated="16384"/>
        </table:table-row>
        <table:named-expressions>
          <table:named-expression table:name="ALL" table:expression="of:=#N/A" table:base-cell-address="RAI0504.$A$1"/>
          <table:named-expression table:name="BELGIUM" table:expression="of:=[.#REF!]" table:base-cell-address="RAI0504.$A$1"/>
          <table:named-expression table:name="BULL" table:expression="of:=#N/A" table:base-cell-address="RAI0504.$A$1"/>
          <table:named-expression table:name="dgdsfyh" table:expression="of:=[.#REF!]" table:base-cell-address="RAI0504.$A$1"/>
          <table:named-expression table:name="DK" table:expression="of:=[.#REF!]" table:base-cell-address="RAI0504.$A$1"/>
          <table:named-expression table:name="DOVER" table:expression="of:=#N/A" table:base-cell-address="RAI0504.$A$1"/>
          <table:named-expression table:name="EIRE" table:expression="of:=[.#REF!]" table:base-cell-address="RAI0504.$A$1"/>
          <table:named-expression table:name="ENGLISH" table:expression="of:=#N/A" table:base-cell-address="RAI0504.$A$1"/>
          <table:named-expression table:name="fbegyear" table:expression="of:=[.#REF!]" table:base-cell-address="RAI0504.$A$1"/>
          <table:named-expression table:name="FRANCE" table:expression="of:=[.#REF!]" table:base-cell-address="RAI0504.$A$1"/>
          <table:named-expression table:name="GERMANY" table:expression="of:=[.#REF!]" table:base-cell-address="RAI0504.$A$1"/>
          <table:named-expression table:name="ITALY" table:expression="of:=[.#REF!]" table:base-cell-address="RAI0504.$A$1"/>
          <table:named-expression table:name="NLS" table:expression="of:=[.#REF!]" table:base-cell-address="RAI0504.$A$1"/>
          <table:named-expression table:name="NONEC" table:expression="of:=[.#REF!]" table:base-cell-address="RAI0504.$A$1"/>
          <table:named-expression table:name="NORTHSEA" table:expression="of:=#N/A" table:base-cell-address="RAI0504.$A$1"/>
          <table:named-expression table:name="OTHER" table:expression="of:=#N/A" table:base-cell-address="RAI0504.$A$1"/>
          <table:named-expression table:name="SPAIN" table:expression="of:=[.#REF!]" table:base-cell-address="RAI0504.$A$1"/>
          <table:named-expression table:name="TAB4ALL" table:expression="of:=#N/A" table:base-cell-address="RAI0504.$A$1"/>
          <table:named-expression table:name="TAB4PV" table:expression="of:=#N/A" table:base-cell-address="RAI0504.$A$1"/>
          <table:named-expression table:name="TAB4UT" table:expression="of:=#N/A" table:base-cell-address="RAI0504.$A$1"/>
          <table:named-expression table:name="UK" table:expression="of:=#N/A" table:base-cell-address="RAI0504.$A$1"/>
          <table:named-expression table:name="UT" table:expression="of:=#N/A" table:base-cell-address="RAI0504.$A$1"/>
        </table:named-expressions>
      </table:table>
      <table:table table:name="'file:///C:/2005Publications/RoRo%20Q2_2005/Bulletin205draft.xls'#CommentarySA" table:style-name="ta2">
        <table:table-source xlink:href="file:///C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1a" table:style-name="ta2">
        <table:table-source xlink:href="file:///C:/2005Publications/RoRo%20Q2_2005/Bulletin205draft.xls" table:table-name="TABLE1a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/C:/2005Publications/RoRo%20Q2_2005/Bulletin205draft.xls'#TABLE1b" table:style-name="ta2">
        <table:table-source xlink:href="file:///C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" table:style-name="ta2">
        <table:table-source xlink:href="file:///C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" table:style-name="ta2">
        <table:table-source xlink:href="file:///C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" table:style-name="ta2">
        <table:table-source xlink:href="file:///C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a" table:style-name="ta2">
        <table:table-source xlink:href="file:///C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b" table:style-name="ta2">
        <table:table-source xlink:href="file:///C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AL" table:style-name="ta2">
        <table:table-source xlink:href="file:///C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C:/2005Publications/RoRo%20Q2_2005/Bulletin205draft.xls'#TABLE4a" table:style-name="ta2">
        <table:table-source xlink:href="file:///C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b" table:style-name="ta2">
        <table:table-source xlink:href="file:///C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5" table:style-name="ta2">
        <table:table-source xlink:href="file:///C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C:/2005Publications/RoRo%20Q2_2005/Bulletin205draft.xls'#Routes" table:style-name="ta2">
        <table:table-source xlink:href="file:///C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" table:style-name="ta2">
        <table:table-source xlink:href="file:///C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2" table:style-name="ta2">
        <table:table-source xlink:href="file:///C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2" table:style-name="ta2">
        <table:table-source xlink:href="file:///C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1" table:style-name="ta2">
        <table:table-source xlink:href="file:///C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1" table:style-name="ta2">
        <table:table-source xlink:href="file:///C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3" table:style-name="ta2">
        <table:table-source xlink:href="file:///C: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3" table:style-name="ta2">
        <table:table-source xlink:href="file:///C: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4" table:style-name="ta2">
        <table:table-source xlink:href="file:///C: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4" table:style-name="ta2">
        <table:table-source xlink:href="file:///C: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3" table:style-name="ta2">
        <table:table-source xlink:href="file:///C:/Documents%20and%20Settings/sweekes2/Local%20Settings/Temporary%20Internet%20Files/OLK2FA/Chapter%208/80408%20final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4" table:style-name="ta2">
        <table:table-source xlink:href="file:///C:/Documents%20and%20Settings/sweekes2/Local%20Settings/Temporary%20Internet%20Files/OLK2FA/Chapter%208/80408%20final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5" table:style-name="ta2">
        <table:table-source xlink:href="file:///C:/Documents%20and%20Settings/sweekes2/Local%20Settings/Temporary%20Internet%20Files/OLK2FA/Chapter%208/80408%20final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6" table:style-name="ta2">
        <table:table-source xlink:href="file:///C:/Documents%20and%20Settings/sweekes2/Local%20Settings/Temporary%20Internet%20Files/OLK2FA/Chapter%208/80408%20final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7" table:style-name="ta2">
        <table:table-source xlink:href="file:///C:/Documents%20and%20Settings/sweekes2/Local%20Settings/Temporary%20Internet%20Files/OLK2FA/Chapter%208/80408%20final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8" table:style-name="ta2">
        <table:table-source xlink:href="file:///C:/Documents%20and%20Settings/sweekes2/Local%20Settings/Temporary%20Internet%20Files/OLK2FA/Chapter%208/80408%20final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" table:style-name="ta2">
        <table:table-source xlink:href="file:///C:/Documents%20and%20Settings/sweekes2/Local%20Settings/Temporary%20Internet%20Files/OLK2FA/Chapter%208/80408%20final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RAGB2000" table:style-name="ta2">
        <table:table-source xlink:href="file:///C:/Documents%20and%20Settings/sweekes2/Local%20Settings/Temporary%20Internet%20Files/OLK2FA/Chapter%208/80408%20final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" table:style-name="ta2">
        <table:table-source xlink:href="file:///C:/Documents%20and%20Settings/sweekes2/Local%20Settings/Temporary%20Internet%20Files/OLK2FA/Chapter%208/80408%20final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" table:style-name="ta2">
        <table:table-source xlink:href="file:///C:/Documents%20and%20Settings/sweekes2/Local%20Settings/Temporary%20Internet%20Files/OLK2FA/Chapter%208/80408%20final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2" table:style-name="ta2">
        <table:table-source xlink:href="file:///C:/Documents%20and%20Settings/sweekes2/Local%20Settings/Temporary%20Internet%20Files/OLK2FA/Chapter%208/80408%20final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chart(a)-1998" table:style-name="ta2">
        <table:table-source xlink:href="file:///C:/Documents%20and%20Settings/sweekes2/Local%20Settings/Temporary%20Internet%20Files/OLK2FA/Chapter%208/80408%20final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chart(b)-1998" table:style-name="ta2">
        <table:table-source xlink:href="file:///C:/Documents%20and%20Settings/sweekes2/Local%20Settings/Temporary%20Internet%20Files/OLK2FA/Chapter%208/80408%20final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4-16DATA" table:style-name="ta2">
        <table:table-source xlink:href="file:///C:/Documents%20and%20Settings/sweekes2/Local%20Settings/Temporary%20Internet%20Files/OLK2FA/Chapter%208/80408%20final.xls" table:table-name="4-16DATA" table:mode="copy-results-only"/>
        <table:table-column/>
        <table:table-row>
          <table:table-cell office:value-type="string" office:string-value="Casualties by hour of day and day of week: 1998"/>
          <table:table-cell table:number-columns-repeated="16383"/>
        </table:table-row>
        <table:table-row table:number-rows-repeated="3">
          <table:table-cell table:number-columns-repeated="16384"/>
        </table:table-row>
        <table:table-row>
          <table:table-cell table:number-columns-repeated="3"/>
          <table:table-cell office:value-type="string" office:string-value="                DAY"/>
          <table:table-cell table:number-columns-repeated="16380"/>
        </table:table-row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string" office:string-value="Sat-Sun"/>
          <table:table-cell office:value-type="string" office:string-value="Mon - Fri"/>
          <table:table-cell table:number-columns-repeated="16380"/>
        </table:table-row>
        <table:table-row>
          <table:table-cell/>
          <table:table-cell office:value-type="string" office:string-value="          Average number per hour"/>
          <table:table-cell table:number-columns-repeated="16382"/>
        </table:table-row>
        <table:table-row>
          <table:table-cell office:value-type="string" office:string-value="Hour"/>
          <table:table-cell office:value-type="string" office:string-value="0"/>
          <table:table-cell table:number-columns-repeated="16382"/>
        </table:table-row>
        <table:table-row>
          <table:table-cell/>
          <table:table-cell office:value-type="string" office:string-value="1"/>
          <table:table-cell office:value-type="float" office:value="26.5288"/>
          <table:table-cell office:value-type="float" office:value="9.5172000000000008"/>
          <table:table-cell table:number-columns-repeated="16380"/>
        </table:table-row>
        <table:table-row>
          <table:table-cell/>
          <table:table-cell office:value-type="string" office:string-value="2"/>
          <table:table-cell office:value-type="float" office:value="18.961500000000001"/>
          <table:table-cell office:value-type="float" office:value="5.8505000000000003"/>
          <table:table-cell table:number-columns-repeated="16380"/>
        </table:table-row>
        <table:table-row>
          <table:table-cell/>
          <table:table-cell office:value-type="string" office:string-value="3"/>
          <table:table-cell office:value-type="float" office:value="18.269200000000001"/>
          <table:table-cell office:value-type="float" office:value="4.6858000000000004"/>
          <table:table-cell table:number-columns-repeated="16380"/>
        </table:table-row>
        <table:table-row>
          <table:table-cell/>
          <table:table-cell office:value-type="string" office:string-value="4"/>
          <table:table-cell office:value-type="float" office:value="11.298"/>
          <table:table-cell office:value-type="float" office:value="2.7892000000000001"/>
          <table:table-cell table:number-columns-repeated="16380"/>
        </table:table-row>
        <table:table-row>
          <table:table-cell/>
          <table:table-cell office:value-type="string" office:string-value="5"/>
          <table:table-cell office:value-type="float" office:value="6.0288000000000004"/>
          <table:table-cell office:value-type="float" office:value="2.6858"/>
          <table:table-cell table:number-columns-repeated="16380"/>
        </table:table-row>
        <table:table-row>
          <table:table-cell/>
          <table:table-cell office:value-type="string" office:string-value="6"/>
          <table:table-cell office:value-type="float" office:value="5.2595999999999998"/>
          <table:table-cell office:value-type="float" office:value="5.9042000000000003"/>
          <table:table-cell table:number-columns-repeated="16380"/>
        </table:table-row>
        <table:table-row>
          <table:table-cell/>
          <table:table-cell office:value-type="string" office:string-value="7"/>
          <table:table-cell office:value-type="float" office:value="7.173"/>
          <table:table-cell office:value-type="float" office:value="13.363899999999999"/>
          <table:table-cell table:number-columns-repeated="16380"/>
        </table:table-row>
        <table:table-row>
          <table:table-cell/>
          <table:table-cell office:value-type="string" office:string-value="8"/>
          <table:table-cell office:value-type="float" office:value="10.673"/>
          <table:table-cell office:value-type="float" office:value="40.6053"/>
          <table:table-cell table:number-columns-repeated="16380"/>
        </table:table-row>
        <table:table-row>
          <table:table-cell/>
          <table:table-cell office:value-type="string" office:string-value="9"/>
          <table:table-cell office:value-type="float" office:value="18.019200000000001"/>
          <table:table-cell office:value-type="float" office:value="79.245199999999997"/>
          <table:table-cell table:number-columns-repeated="16380"/>
        </table:table-row>
        <table:table-row>
          <table:table-cell/>
          <table:table-cell office:value-type="string" office:string-value="10"/>
          <table:table-cell office:value-type="float" office:value="26.6538"/>
          <table:table-cell office:value-type="float" office:value="47.524900000000002"/>
          <table:table-cell table:number-columns-repeated="16380"/>
        </table:table-row>
        <table:table-row>
          <table:table-cell/>
          <table:table-cell office:value-type="string" office:string-value="11"/>
          <table:table-cell office:value-type="float" office:value="41.461500000000001"/>
          <table:table-cell office:value-type="float" office:value="41.233699999999999"/>
          <table:table-cell table:number-columns-repeated="16380"/>
        </table:table-row>
        <table:table-row>
          <table:table-cell/>
          <table:table-cell office:value-type="string" office:string-value="12"/>
          <table:table-cell office:value-type="float" office:value="53.605699999999999"/>
          <table:table-cell office:value-type="float" office:value="45.708799999999997"/>
          <table:table-cell table:number-columns-repeated="16380"/>
        </table:table-row>
        <table:table-row>
          <table:table-cell/>
          <table:table-cell office:value-type="string" office:string-value="13"/>
          <table:table-cell office:value-type="float" office:value="61.769199999999998"/>
          <table:table-cell office:value-type="float" office:value="50.440600000000003"/>
          <table:table-cell table:number-columns-repeated="16380"/>
        </table:table-row>
        <table:table-row>
          <table:table-cell/>
          <table:table-cell office:value-type="string" office:string-value="14"/>
          <table:table-cell office:value-type="float" office:value="64.971100000000007"/>
          <table:table-cell office:value-type="float" office:value="53.8812"/>
          <table:table-cell table:number-columns-repeated="16380"/>
        </table:table-row>
        <table:table-row>
          <table:table-cell/>
          <table:table-cell office:value-type="string" office:string-value="15"/>
          <table:table-cell office:value-type="float" office:value="62.4711"/>
          <table:table-cell office:value-type="float" office:value="51.302599999999998"/>
          <table:table-cell table:number-columns-repeated="16380"/>
        </table:table-row>
        <table:table-row>
          <table:table-cell/>
          <table:table-cell office:value-type="string" office:string-value="16"/>
          <table:table-cell office:value-type="float" office:value="58.509599999999999"/>
          <table:table-cell office:value-type="float" office:value="68.800700000000006"/>
          <table:table-cell table:number-columns-repeated="16380"/>
        </table:table-row>
        <table:table-row>
          <table:table-cell/>
          <table:table-cell office:value-type="string" office:string-value="17"/>
          <table:table-cell office:value-type="float" office:value="58.663400000000003"/>
          <table:table-cell office:value-type="float" office:value="76.896500000000003"/>
          <table:table-cell table:number-columns-repeated="16380"/>
        </table:table-row>
        <table:table-row>
          <table:table-cell/>
          <table:table-cell office:value-type="string" office:string-value="18"/>
          <table:table-cell office:value-type="float" office:value="58.884599999999999"/>
          <table:table-cell office:value-type="float" office:value="84.969300000000004"/>
          <table:table-cell table:number-columns-repeated="16380"/>
        </table:table-row>
        <table:table-row>
          <table:table-cell/>
          <table:table-cell office:value-type="string" office:string-value="19"/>
          <table:table-cell office:value-type="float" office:value="50.298000000000002"/>
          <table:table-cell office:value-type="float" office:value="64.777699999999996"/>
          <table:table-cell table:number-columns-repeated="16380"/>
        </table:table-row>
        <table:table-row>
          <table:table-cell/>
          <table:table-cell office:value-type="string" office:string-value="20"/>
          <table:table-cell office:value-type="float" office:value="45.9711"/>
          <table:table-cell office:value-type="float" office:value="50.613"/>
          <table:table-cell table:number-columns-repeated="16380"/>
        </table:table-row>
        <table:table-row>
          <table:table-cell/>
          <table:table-cell office:value-type="string" office:string-value="21"/>
          <table:table-cell office:value-type="float" office:value="35.903799999999997"/>
          <table:table-cell office:value-type="float" office:value="37.390799999999999"/>
          <table:table-cell table:number-columns-repeated="16380"/>
        </table:table-row>
        <table:table-row>
          <table:table-cell/>
          <table:table-cell office:value-type="string" office:string-value="22"/>
          <table:table-cell office:value-type="float" office:value="28.875"/>
          <table:table-cell office:value-type="float" office:value="30.662800000000001"/>
          <table:table-cell table:number-columns-repeated="16380"/>
        </table:table-row>
        <table:table-row>
          <table:table-cell/>
          <table:table-cell office:value-type="string" office:string-value="23"/>
          <table:table-cell office:value-type="float" office:value="26.067299999999999"/>
          <table:table-cell office:value-type="float" office:value="25.823699999999999"/>
          <table:table-cell table:number-columns-repeated="16380"/>
        </table:table-row>
        <table:table-row table:number-rows-repeated="3">
          <table:table-cell table:number-columns-repeated="16384"/>
        </table:table-row>
        <table:table-row>
          <table:table-cell table:number-columns-repeated="22"/>
          <table:table-cell office:value-type="float" office:value="30.375"/>
          <table:table-cell office:value-type="float" office:value="10.827586206896552"/>
          <table:table-cell table:number-columns-repeated="16360"/>
        </table:table-row>
        <table:table-row>
          <table:table-cell table:number-columns-repeated="22"/>
          <table:table-cell office:value-type="float" office:value="21.625"/>
          <table:table-cell office:value-type="float" office:value="6.3678160919540234"/>
          <table:table-cell table:number-columns-repeated="16360"/>
        </table:table-row>
        <table:table-row>
          <table:table-cell table:number-columns-repeated="22"/>
          <table:table-cell office:value-type="float" office:value="19.71153846153846"/>
          <table:table-cell office:value-type="float" office:value="4.5747126436781613"/>
          <table:table-cell table:number-columns-repeated="16360"/>
        </table:table-row>
        <table:table-row>
          <table:table-cell table:number-columns-repeated="22"/>
          <table:table-cell office:value-type="float" office:value="7.9038461538461542"/>
          <table:table-cell office:value-type="float" office:value="3.0957854406130267"/>
          <table:table-cell table:number-columns-repeated="16360"/>
        </table:table-row>
        <table:table-row>
          <table:table-cell table:number-columns-repeated="22"/>
          <table:table-cell office:value-type="float" office:value="5.0480769230769234"/>
          <table:table-cell office:value-type="float" office:value="2.6896551724137931"/>
          <table:table-cell table:number-columns-repeated="16360"/>
        </table:table-row>
        <table:table-row>
          <table:table-cell table:number-columns-repeated="22"/>
          <table:table-cell office:value-type="float" office:value="5.4711538461538458"/>
          <table:table-cell office:value-type="float" office:value="5.0613026819923368"/>
          <table:table-cell table:number-columns-repeated="16360"/>
        </table:table-row>
        <table:table-row>
          <table:table-cell table:number-columns-repeated="22"/>
          <table:table-cell office:value-type="float" office:value="7.5769230769230766"/>
          <table:table-cell office:value-type="float" office:value="11.984674329501916"/>
          <table:table-cell table:number-columns-repeated="16360"/>
        </table:table-row>
        <table:table-row>
          <table:table-cell table:number-columns-repeated="22"/>
          <table:table-cell office:value-type="float" office:value="11.961538461538462"/>
          <table:table-cell office:value-type="float" office:value="37.712643678160923"/>
          <table:table-cell table:number-columns-repeated="16360"/>
        </table:table-row>
        <table:table-row>
          <table:table-cell table:number-columns-repeated="22"/>
          <table:table-cell office:value-type="float" office:value="18.692307692307693"/>
          <table:table-cell office:value-type="float" office:value="68.337164750957854"/>
          <table:table-cell table:number-columns-repeated="16360"/>
        </table:table-row>
        <table:table-row>
          <table:table-cell table:number-columns-repeated="22"/>
          <table:table-cell office:value-type="float" office:value="26.432692307692307"/>
          <table:table-cell office:value-type="float" office:value="42.896551724137929"/>
          <table:table-cell table:number-columns-repeated="16360"/>
        </table:table-row>
        <table:table-row>
          <table:table-cell table:number-columns-repeated="22"/>
          <table:table-cell office:value-type="float" office:value="38.105769230769234"/>
          <table:table-cell office:value-type="float" office:value="38.601532567049809"/>
          <table:table-cell table:number-columns-repeated="16360"/>
        </table:table-row>
        <table:table-row>
          <table:table-cell table:number-columns-repeated="22"/>
          <table:table-cell office:value-type="float" office:value="50.644230769230766"/>
          <table:table-cell office:value-type="float" office:value="43.52873563218391"/>
          <table:table-cell table:number-columns-repeated="16360"/>
        </table:table-row>
        <table:table-row>
          <table:table-cell table:number-columns-repeated="22"/>
          <table:table-cell office:value-type="float" office:value="56.08653846153846"/>
          <table:table-cell office:value-type="float" office:value="48.842911877394634"/>
          <table:table-cell table:number-columns-repeated="16360"/>
        </table:table-row>
        <table:table-row>
          <table:table-cell table:number-columns-repeated="22"/>
          <table:table-cell office:value-type="float" office:value="56.067307692307693"/>
          <table:table-cell office:value-type="float" office:value="47.689655172413794"/>
          <table:table-cell table:number-columns-repeated="16360"/>
        </table:table-row>
        <table:table-row>
          <table:table-cell table:number-columns-repeated="22"/>
          <table:table-cell office:value-type="float" office:value="57.634615384615387"/>
          <table:table-cell office:value-type="float" office:value="46.191570881226056"/>
          <table:table-cell table:number-columns-repeated="16360"/>
        </table:table-row>
        <table:table-row>
          <table:table-cell table:number-columns-repeated="22"/>
          <table:table-cell office:value-type="float" office:value="58.394230769230766"/>
          <table:table-cell office:value-type="float" office:value="61.697318007662837"/>
          <table:table-cell table:number-columns-repeated="16360"/>
        </table:table-row>
        <table:table-row>
          <table:table-cell table:number-columns-repeated="22"/>
          <table:table-cell office:value-type="float" office:value="57.57692307692308"/>
          <table:table-cell office:value-type="float" office:value="71.306513409961681"/>
          <table:table-cell table:number-columns-repeated="16360"/>
        </table:table-row>
        <table:table-row>
          <table:table-cell table:number-columns-repeated="22"/>
          <table:table-cell office:value-type="float" office:value="57.730769230769234"/>
          <table:table-cell office:value-type="float" office:value="77.94252873563218"/>
          <table:table-cell table:number-columns-repeated="16360"/>
        </table:table-row>
        <table:table-row>
          <table:table-cell table:number-columns-repeated="22"/>
          <table:table-cell office:value-type="float" office:value="48.192307692307693"/>
          <table:table-cell office:value-type="float" office:value="56.931034482758619"/>
          <table:table-cell table:number-columns-repeated="16360"/>
        </table:table-row>
        <table:table-row>
          <table:table-cell table:number-columns-repeated="22"/>
          <table:table-cell office:value-type="float" office:value="45.596153846153847"/>
          <table:table-cell office:value-type="float" office:value="49.486590038314176"/>
          <table:table-cell table:number-columns-repeated="16360"/>
        </table:table-row>
        <table:table-row>
          <table:table-cell table:number-columns-repeated="22"/>
          <table:table-cell office:value-type="float" office:value="39.78846153846154"/>
          <table:table-cell office:value-type="float" office:value="38.716475095785441"/>
          <table:table-cell table:number-columns-repeated="16360"/>
        </table:table-row>
        <table:table-row>
          <table:table-cell table:number-columns-repeated="22"/>
          <table:table-cell office:value-type="float" office:value="31.557692307692307"/>
          <table:table-cell office:value-type="float" office:value="33.540229885057471"/>
          <table:table-cell table:number-columns-repeated="16360"/>
        </table:table-row>
        <table:table-row>
          <table:table-cell table:number-columns-repeated="22"/>
          <table:table-cell office:value-type="float" office:value="28.73076923076923"/>
          <table:table-cell office:value-type="float" office:value="28.509578544061302"/>
          <table:table-cell table:number-columns-repeated="16360"/>
        </table:table-row>
        <table:table-row>
          <table:table-cell table:number-columns-repeated="22"/>
          <table:table-cell office:value-type="float" office:value="39.403846153846153"/>
          <table:table-cell office:value-type="float" office:value="29.195402298850574"/>
          <table:table-cell table:number-columns-repeated="16360"/>
        </table:table-row>
        <table:table-row table:number-rows-repeated="1048516">
          <table:table-cell table:number-columns-repeated="16360"/>
        </table:table-row>
      </table:table>
      <table:table table:name="'file:///C:/Documents%20and%20Settings/sweekes2/Local%20Settings/Temporary%20Internet%20Files/OLK2FA/Chapter%208/80408%20final.xls'#TIS-INDEX" table:style-name="ta2">
        <table:table-source xlink:href="file:///C:/Documents%20and%20Settings/sweekes2/Local%20Settings/Temporary%20Internet%20Files/OLK2FA/Chapter%208/80408%20final.xls" table:table-name="TIS-INDEX" table:mode="copy-results-only"/>
        <table:table-column/>
        <table:table-row table:number-rows-repeated="41">
          <table:table-cell table:number-columns-repeated="16384"/>
        </table:table-row>
        <table:table-row>
          <table:table-cell office:value-type="string" office:string-value="(b) weekends"/>
          <table:table-cell table:number-columns-repeated="16383"/>
        </table:table-row>
        <table:table-row table:number-rows-repeated="1048534">
          <table:table-cell table:number-columns-repeated="16383"/>
        </table:table-row>
      </table:table>
      <table:table table:name="'file:///C:/Documents%20and%20Settings/sweekes2/Local%20Settings/Temporary%20Internet%20Files/OLK2FA/Chapter%208/80408%20final.xls'#1999_Chart" table:style-name="ta2">
        <table:table-source xlink:href="file:///C:/Documents%20and%20Settings/sweekes2/Local%20Settings/Temporary%20Internet%20Files/OLK2FA/Chapter%208/80408%20final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" table:style-name="ta2">
        <table:table-source xlink:href="file:///C:/Documents%20and%20Settings/sweekes2/Local%20Settings/Temporary%20Internet%20Files/OLK2FA/Chapter%208/80408%20final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" table:style-name="ta2">
        <table:table-source xlink:href="file:///C:/Documents%20and%20Settings/sweekes2/Local%20Settings/Temporary%20Internet%20Files/OLK2FA/Chapter%208/80408%20final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" table:style-name="ta2">
        <table:table-source xlink:href="file:///C:/Documents%20and%20Settings/sweekes2/Local%20Settings/Temporary%20Internet%20Files/OLK2FA/Chapter%208/80408%20final.xls" table:table-name="8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RAWDATA" table:style-name="ta2">
        <table:table-source xlink:href="file:///C:/Documents%20and%20Settings/sweekes2/Local%20Settings/Temporary%20Internet%20Files/OLK2FA/Chapter%208/80408%20final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" table:style-name="ta2">
        <table:table-source xlink:href="file:///C:/Documents%20and%20Settings/sweekes2/Local%20Settings/Temporary%20Internet%20Files/OLK2FA/Chapter%208/80408%20final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Grapher" table:style-name="ta2">
        <table:table-source xlink:href="file:///C:/Documents%20and%20Settings/sweekes2/Local%20Settings/Temporary%20Internet%20Files/OLK2FA/Chapter%208/80408%20final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_Chart2" table:style-name="ta2">
        <table:table-source xlink:href="file:///C:/Documents%20and%20Settings/sweekes2/Local%20Settings/Temporary%20Internet%20Files/OLK2FA/Chapter%208/80408%20final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2" table:style-name="ta2">
        <table:table-source xlink:href="file:///C:/Documents%20and%20Settings/sweekes2/Local%20Settings/Temporary%20Internet%20Files/OLK2FA/Chapter%208/80408%20final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2" table:style-name="ta2">
        <table:table-source xlink:href="file:///C:/Documents%20and%20Settings/sweekes2/Local%20Settings/Temporary%20Internet%20Files/OLK2FA/Chapter%208/80408%20final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2" table:style-name="ta2">
        <table:table-source xlink:href="file:///C:/Documents%20and%20Settings/sweekes2/Local%20Settings/Temporary%20Internet%20Files/OLK2FA/Chapter%208/80408%20final.xls" table:table-name="8_4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2" table:style-name="ta2">
        <table:table-source xlink:href="file:///C:/Documents%20and%20Settings/sweekes2/Local%20Settings/Temporary%20Internet%20Files/OLK2FA/Chapter%208/80408%20final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_Chart1" table:style-name="ta2">
        <table:table-source xlink:href="file:///C:/Documents%20and%20Settings/sweekes2/Local%20Settings/Temporary%20Internet%20Files/OLK2FA/Chapter%208/80408%20final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1" table:style-name="ta2">
        <table:table-source xlink:href="file:///C:/Documents%20and%20Settings/sweekes2/Local%20Settings/Temporary%20Internet%20Files/OLK2FA/Chapter%208/80408%20final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1" table:style-name="ta2">
        <table:table-source xlink:href="file:///C:/Documents%20and%20Settings/sweekes2/Local%20Settings/Temporary%20Internet%20Files/OLK2FA/Chapter%208/80408%20final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1" table:style-name="ta2">
        <table:table-source xlink:href="file:///C:/Documents%20and%20Settings/sweekes2/Local%20Settings/Temporary%20Internet%20Files/OLK2FA/Chapter%208/80408%20final.xls" table:table-name="8_4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1" table:style-name="ta2">
        <table:table-source xlink:href="file:///C:/Documents%20and%20Settings/sweekes2/Local%20Settings/Temporary%20Internet%20Files/OLK2FA/Chapter%208/80408%20final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_Chart3" table:style-name="ta2">
        <table:table-source xlink:href="file:///C:/Documents%20and%20Settings/sweekes2/Local%20Settings/Temporary%20Internet%20Files/OLK2FA/Chapter%208/80408%20final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3" table:style-name="ta2">
        <table:table-source xlink:href="file:///C:/Documents%20and%20Settings/sweekes2/Local%20Settings/Temporary%20Internet%20Files/OLK2FA/Chapter%208/80408%20final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3" table:style-name="ta2">
        <table:table-source xlink:href="file:///C:/Documents%20and%20Settings/sweekes2/Local%20Settings/Temporary%20Internet%20Files/OLK2FA/Chapter%208/80408%20final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3" table:style-name="ta2">
        <table:table-source xlink:href="file:///C:/Documents%20and%20Settings/sweekes2/Local%20Settings/Temporary%20Internet%20Files/OLK2FA/Chapter%208/80408%20final.xls" table:table-name="8_4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3" table:style-name="ta2">
        <table:table-source xlink:href="file:///C:/Documents%20and%20Settings/sweekes2/Local%20Settings/Temporary%20Internet%20Files/OLK2FA/Chapter%208/80408%20final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_Chart4" table:style-name="ta2">
        <table:table-source xlink:href="file:///C:/Documents%20and%20Settings/sweekes2/Local%20Settings/Temporary%20Internet%20Files/OLK2FA/Chapter%208/80408%20final.xls" table:table-name="1999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4" table:style-name="ta2">
        <table:table-source xlink:href="file:///C:/Documents%20and%20Settings/sweekes2/Local%20Settings/Temporary%20Internet%20Files/OLK2FA/Chapter%208/80408%20final.xls" table:table-name="2000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4" table:style-name="ta2">
        <table:table-source xlink:href="file:///C:/Documents%20and%20Settings/sweekes2/Local%20Settings/Temporary%20Internet%20Files/OLK2FA/Chapter%208/80408%20final.xls" table:table-name="2001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4" table:style-name="ta2">
        <table:table-source xlink:href="file:///C:/Documents%20and%20Settings/sweekes2/Local%20Settings/Temporary%20Internet%20Files/OLK2FA/Chapter%208/80408%20final.xls" table:table-name="8_4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4" table:style-name="ta2">
        <table:table-source xlink:href="file:///C:/Documents%20and%20Settings/sweekes2/Local%20Settings/Temporary%20Internet%20Files/OLK2FA/Chapter%208/80408%20final.xls" table:table-name="Alternate_Publish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CommentarySA" table:style-name="ta2">
        <table:table-source xlink:href="file:///C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a" table:style-name="ta2">
        <table:table-source xlink:href="file:///C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b" table:style-name="ta2">
        <table:table-source xlink:href="file:///C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2" table:style-name="ta2">
        <table:table-source xlink:href="file:///C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" table:style-name="ta2">
        <table:table-source xlink:href="file:///C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a" table:style-name="ta2">
        <table:table-source xlink:href="file:///C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b" table:style-name="ta2">
        <table:table-source xlink:href="file:///C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L" table:style-name="ta2">
        <table:table-source xlink:href="file:///C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" table:style-name="ta2">
        <table:table-source xlink:href="file:///C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b" table:style-name="ta2">
        <table:table-source xlink:href="file:///C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5" table:style-name="ta2">
        <table:table-source xlink:href="file:///C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3" table:style-name="ta2">
        <table:table-source xlink:href="file:///C:/Documents%20and%20Settings/sweekes2/Local%20Settings/Temporary%20Internet%20Files/OLK2FA/Chapter%208/80407%20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4" table:style-name="ta2">
        <table:table-source xlink:href="file:///C:/Documents%20and%20Settings/sweekes2/Local%20Settings/Temporary%20Internet%20Files/OLK2FA/Chapter%208/80407%20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5" table:style-name="ta2">
        <table:table-source xlink:href="file:///C:/Documents%20and%20Settings/sweekes2/Local%20Settings/Temporary%20Internet%20Files/OLK2FA/Chapter%208/80407%20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6" table:style-name="ta2">
        <table:table-source xlink:href="file:///C:/Documents%20and%20Settings/sweekes2/Local%20Settings/Temporary%20Internet%20Files/OLK2FA/Chapter%208/80407%20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7" table:style-name="ta2">
        <table:table-source xlink:href="file:///C:/Documents%20and%20Settings/sweekes2/Local%20Settings/Temporary%20Internet%20Files/OLK2FA/Chapter%208/80407%20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8" table:style-name="ta2">
        <table:table-source xlink:href="file:///C:/Documents%20and%20Settings/sweekes2/Local%20Settings/Temporary%20Internet%20Files/OLK2FA/Chapter%208/80407%20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" table:style-name="ta2">
        <table:table-source xlink:href="file:///C:/Documents%20and%20Settings/sweekes2/Local%20Settings/Temporary%20Internet%20Files/OLK2FA/Chapter%208/80407%20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RAGB2000" table:style-name="ta2">
        <table:table-source xlink:href="file:///C:/Documents%20and%20Settings/sweekes2/Local%20Settings/Temporary%20Internet%20Files/OLK2FA/Chapter%208/80407%20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" table:style-name="ta2">
        <table:table-source xlink:href="file:///C:/Documents%20and%20Settings/sweekes2/Local%20Settings/Temporary%20Internet%20Files/OLK2FA/Chapter%208/80407%20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" table:style-name="ta2">
        <table:table-source xlink:href="file:///C:/Documents%20and%20Settings/sweekes2/Local%20Settings/Temporary%20Internet%20Files/OLK2FA/Chapter%208/80407%20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2" table:style-name="ta2">
        <table:table-source xlink:href="file:///C:/Documents%20and%20Settings/sweekes2/Local%20Settings/Temporary%20Internet%20Files/OLK2FA/Chapter%208/80407%20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chart(a)-1998" table:style-name="ta2">
        <table:table-source xlink:href="file:///C:/Documents%20and%20Settings/sweekes2/Local%20Settings/Temporary%20Internet%20Files/OLK2FA/Chapter%208/80407%20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chart(b)-1998" table:style-name="ta2">
        <table:table-source xlink:href="file:///C:/Documents%20and%20Settings/sweekes2/Local%20Settings/Temporary%20Internet%20Files/OLK2FA/Chapter%208/80407%20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4-16DATA" table:style-name="ta2">
        <table:table-source xlink:href="file:///C:/Documents%20and%20Settings/sweekes2/Local%20Settings/Temporary%20Internet%20Files/OLK2FA/Chapter%208/80407%20.xls" table:table-name="4-16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TIS-INDEX" table:style-name="ta2">
        <table:table-source xlink:href="file:///C:/Documents%20and%20Settings/sweekes2/Local%20Settings/Temporary%20Internet%20Files/OLK2FA/Chapter%208/80407%20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" table:style-name="ta2">
        <table:table-source xlink:href="file:///C:/Documents%20and%20Settings/sweekes2/Local%20Settings/Temporary%20Internet%20Files/OLK2FA/Chapter%208/80407%20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" table:style-name="ta2">
        <table:table-source xlink:href="file:///C:/Documents%20and%20Settings/sweekes2/Local%20Settings/Temporary%20Internet%20Files/OLK2FA/Chapter%208/80407%20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" table:style-name="ta2">
        <table:table-source xlink:href="file:///C:/Documents%20and%20Settings/sweekes2/Local%20Settings/Temporary%20Internet%20Files/OLK2FA/Chapter%208/80407%20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" table:style-name="ta2">
        <table:table-source xlink:href="file:///C:/Documents%20and%20Settings/sweekes2/Local%20Settings/Temporary%20Internet%20Files/OLK2FA/Chapter%208/80407%20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RAWDATA" table:style-name="ta2">
        <table:table-source xlink:href="file:///C:/Documents%20and%20Settings/sweekes2/Local%20Settings/Temporary%20Internet%20Files/OLK2FA/Chapter%208/80407%2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Grapher" table:style-name="ta2">
        <table:table-source xlink:href="file:///C:/Documents%20and%20Settings/sweekes2/Local%20Settings/Temporary%20Internet%20Files/OLK2FA/Chapter%208/80407%20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2" table:style-name="ta2">
        <table:table-source xlink:href="file:///C:/Documents%20and%20Settings/sweekes2/Local%20Settings/Temporary%20Internet%20Files/OLK2FA/Chapter%208/80407%20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2" table:style-name="ta2">
        <table:table-source xlink:href="file:///C:/Documents%20and%20Settings/sweekes2/Local%20Settings/Temporary%20Internet%20Files/OLK2FA/Chapter%208/80407%20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2" table:style-name="ta2">
        <table:table-source xlink:href="file:///C:/Documents%20and%20Settings/sweekes2/Local%20Settings/Temporary%20Internet%20Files/OLK2FA/Chapter%208/80407%20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2" table:style-name="ta2">
        <table:table-source xlink:href="file:///C:/Documents%20and%20Settings/sweekes2/Local%20Settings/Temporary%20Internet%20Files/OLK2FA/Chapter%208/80407%20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1" table:style-name="ta2">
        <table:table-source xlink:href="file:///C:/Documents%20and%20Settings/sweekes2/Local%20Settings/Temporary%20Internet%20Files/OLK2FA/Chapter%208/80407%20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1" table:style-name="ta2">
        <table:table-source xlink:href="file:///C:/Documents%20and%20Settings/sweekes2/Local%20Settings/Temporary%20Internet%20Files/OLK2FA/Chapter%208/80407%20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1" table:style-name="ta2">
        <table:table-source xlink:href="file:///C:/Documents%20and%20Settings/sweekes2/Local%20Settings/Temporary%20Internet%20Files/OLK2FA/Chapter%208/80407%20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1" table:style-name="ta2">
        <table:table-source xlink:href="file:///C:/Documents%20and%20Settings/sweekes2/Local%20Settings/Temporary%20Internet%20Files/OLK2FA/Chapter%208/80407%20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3" table:style-name="ta2">
        <table:table-source xlink:href="file:///C:/Documents%20and%20Settings/sweekes2/Local%20Settings/Temporary%20Internet%20Files/OLK2FA/Chapter%208/80407%20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3" table:style-name="ta2">
        <table:table-source xlink:href="file:///C:/Documents%20and%20Settings/sweekes2/Local%20Settings/Temporary%20Internet%20Files/OLK2FA/Chapter%208/80407%20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3" table:style-name="ta2">
        <table:table-source xlink:href="file:///C:/Documents%20and%20Settings/sweekes2/Local%20Settings/Temporary%20Internet%20Files/OLK2FA/Chapter%208/80407%20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3" table:style-name="ta2">
        <table:table-source xlink:href="file:///C:/Documents%20and%20Settings/sweekes2/Local%20Settings/Temporary%20Internet%20Files/OLK2FA/Chapter%208/80407%20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4" table:style-name="ta2">
        <table:table-source xlink:href="file:///C:/Documents%20and%20Settings/sweekes2/Local%20Settings/Temporary%20Internet%20Files/OLK2FA/Chapter%208/80407%20.xls" table:table-name="1999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4" table:style-name="ta2">
        <table:table-source xlink:href="file:///C:/Documents%20and%20Settings/sweekes2/Local%20Settings/Temporary%20Internet%20Files/OLK2FA/Chapter%208/80407%20.xls" table:table-name="2000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4" table:style-name="ta2">
        <table:table-source xlink:href="file:///C:/Documents%20and%20Settings/sweekes2/Local%20Settings/Temporary%20Internet%20Files/OLK2FA/Chapter%208/80407%20.xls" table:table-name="2001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4" table:style-name="ta2">
        <table:table-source xlink:href="file:///C:/Documents%20and%20Settings/sweekes2/Local%20Settings/Temporary%20Internet%20Files/OLK2FA/Chapter%208/80407%20.xls" table:table-name="Alternate_Publish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SGB1998/SECTION1/1-13-98.XLS'#TIS-INDEX" table:style-name="ta2">
        <table:table-source xlink:href="file:///C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\0" table:cell-range-address="'file:///C:/2005Publications/RoRo%20Q2_2005/Bulletin205draft.xls'#TABLE1a.$U$1:TABLE1a.$U$7" table:base-cell-address="RAI0504.$A$1"/>
        <table:named-range table:name="\p" table:cell-range-address="'file:///C:/2005Publications/RoRo%20Q2_2005/Bulletin205draft.xls'#TABLE1a.$P$1" table:base-cell-address="RAI0504.$A$1"/>
        <table:named-range table:name="\t" table:cell-range-address="'file:///C:/2005Publications/RoRo%20Q2_2005/Bulletin205draft.xls'#TABLE1a.$U$3" table:base-cell-address="RAI0504.$A$1"/>
        <table:named-expression table:name="_1.2__Average_distance_travelled_by_mode_of_travel__1975_76__1985_86_and_1993_95" table:expression="of:=[.#REF!]" table:base-cell-address="RAI0504.$A$1"/>
        <table:named-expression table:name="_1981" table:expression="of:=[.#REF!]" table:base-cell-address="RAI0504.$A$1"/>
        <table:named-range table:name="_1991" table:cell-range-address="'file:///C:/Documents%20and%20Settings/sweekes2/Local%20Settings/Temporary%20Internet%20Files/OLK2FA/Chapter%208/80408%20final.xls'#4-16DATA.$W$37:4-16DATA.$X$60" table:base-cell-address="RAI0504.$A$1"/>
        <table:named-expression table:name="activeCell" table:expression="of:=[.#REF!]" table:base-cell-address="RAI0504.$A$1"/>
        <table:named-expression table:name="ALL" table:expression="of:=#N/A" table:base-cell-address="RAI0504.$A$1"/>
        <table:named-range table:name="ANNBELGIUM" table:cell-range-address="'file:///C:/2005Publications/RoRo%20Q2_2005/Bulletin205draft.xls'#TABLE5.$D$5:TABLE5.$D$12" table:base-cell-address="RAI0504.$A$1"/>
        <table:named-range table:name="ANNDVR" table:cell-range-address="'file:///C:/2005Publications/RoRo%20Q2_2005/Bulletin205draft.xls'#TABLE4AL.$D$6:TABLE4AL.$D$12" table:base-cell-address="RAI0504.$A$1"/>
        <table:named-range table:name="ANNENG" table:cell-range-address="'file:///C:/2005Publications/RoRo%20Q2_2005/Bulletin205draft.xls'#TABLE4AL.$F$6:TABLE4AL.$F$12" table:base-cell-address="RAI0504.$A$1"/>
        <table:named-range table:name="ANNFORIEGN" table:cell-range-address="'file:///C:/2005Publications/RoRo%20Q2_2005/Bulletin205draft.xls'#TABLE1a.$P$37" table:base-cell-address="RAI0504.$A$1"/>
        <table:named-range table:name="ANNFRANCE" table:cell-range-address="'file:///C:/2005Publications/RoRo%20Q2_2005/Bulletin205draft.xls'#TABLE5.$B$5:TABLE5.$B$12" table:base-cell-address="RAI0504.$A$1"/>
        <table:named-range table:name="ANNL" table:cell-range-address="'file:///C:/2005Publications/RoRo%20Q2_2005/Bulletin205draft.xls'#TABLE5.$F$5:TABLE5.$F$12" table:base-cell-address="RAI0504.$A$1"/>
        <table:named-range table:name="ANNOTHER" table:cell-range-address="'file:///C:/2005Publications/RoRo%20Q2_2005/Bulletin205draft.xls'#TABLE5.$J$5:TABLE5.$J$12" table:base-cell-address="RAI0504.$A$1"/>
        <table:named-range table:name="ANNSE" table:cell-range-address="'file:///C:/2005Publications/RoRo%20Q2_2005/Bulletin205draft.xls'#TABLE4AL.$B$6:TABLE4AL.$B$12" table:base-cell-address="RAI0504.$A$1"/>
        <table:named-expression table:name="ANNUAL" table:expression="of:=[.#REF!]" table:base-cell-address="RAI0504.$A$1"/>
        <table:named-range table:name="ANNUK" table:cell-range-address="'file:///C:/2005Publications/RoRo%20Q2_2005/Bulletin205draft.xls'#TABLE1a.$E$8:TABLE1a.$E$14" table:base-cell-address="RAI0504.$A$1"/>
        <table:named-range table:name="ANNUT" table:cell-range-address="'file:///C:/2005Publications/RoRo%20Q2_2005/Bulletin205draft.xls'#TABLE1a.$M$8:TABLE1a.$M$14" table:base-cell-address="RAI0504.$A$1"/>
        <table:named-expression table:name="BARQTR" table:expression="of:=[.#REF!]" table:base-cell-address="RAI0504.$A$1"/>
        <table:named-expression table:name="BELGIUM" table:expression="of:=[.#REF!]" table:base-cell-address="RAI0504.$A$1"/>
        <table:named-expression table:name="BULL" table:expression="of:=#N/A" table:base-cell-address="RAI0504.$A$1"/>
        <table:named-range table:name="CAMARA" table:cell-range-address="'file:///C:/2005Publications/RoRo%20Q2_2005/Bulletin205draft.xls'#TABLE1a.$P$4" table:base-cell-address="RAI0504.$A$1"/>
        <table:named-expression table:name="CategoryTitle" table:expression="of:=[.#REF!]" table:base-cell-address="RAI0504.$A$1"/>
        <table:named-range table:name="CLONE" table:cell-range-address="'file:///C:/2005Publications/RoRo%20Q2_2005/Bulletin205draft.xls'#TABLE1a.$P$6" table:base-cell-address="RAI0504.$A$1"/>
        <table:named-expression table:name="DEFLATOR" table:expression="of:=[.#REF!]" table:base-cell-address="RAI0504.$A$1"/>
        <table:named-expression table:name="dgdsfyh" table:expression="of:=[.#REF!]" table:base-cell-address="RAI0504.$A$1"/>
        <table:named-expression table:name="DK" table:expression="of:=[.#REF!]" table:base-cell-address="RAI0504.$A$1"/>
        <table:named-expression table:name="DNK_D" table:expression="of:=[.#REF!]" table:base-cell-address="RAI0504.$A$1"/>
        <table:named-expression table:name="DOVER" table:expression="of:=#N/A" table:base-cell-address="RAI0504.$A$1"/>
        <table:named-expression table:name="EIRE" table:expression="of:=[.#REF!]" table:base-cell-address="RAI0504.$A$1"/>
        <table:named-expression table:name="ENGLISH" table:expression="of:=#N/A" table:base-cell-address="RAI0504.$A$1"/>
        <table:named-expression table:name="fbegyear" table:expression="of:=[.#REF!]" table:base-cell-address="RAI0504.$A$1"/>
        <table:named-expression table:name="fendyear" table:expression="of:=[.#REF!]" table:base-cell-address="RAI0504.$A$1"/>
        <table:named-expression table:name="FL" table:expression="of:=[.#REF!]" table:base-cell-address="RAI0504.$A$1"/>
        <table:named-expression table:name="Footnotes" table:expression="of:=[.#REF!]" table:base-cell-address="RAI0504.$A$1"/>
        <table:named-range table:name="FOREIGN" table:cell-range-address="'file:///C:/2005Publications/RoRo%20Q2_2005/Bulletin205draft.xls'#TABLE1a.$P$38:TABLE1a.$P$52" table:base-cell-address="RAI0504.$A$1"/>
        <table:named-expression table:name="FRANCE" table:expression="of:=[.#REF!]" table:base-cell-address="RAI0504.$A$1"/>
        <table:named-expression table:name="fyear" table:expression="of:=[.#REF!]" table:base-cell-address="RAI0504.$A$1"/>
        <table:named-expression table:name="GERMANY" table:expression="of:=[.#REF!]" table:base-cell-address="RAI0504.$A$1"/>
        <table:named-expression table:name="GraphData" table:expression="of:=['file:///C:/TSGB1998/SECTION1/1-13-98.XLS'#'TIS-INDEX'.$B$13:.$Q$44]~['file:///C:/TSGB1998/SECTION1/1-13-98.XLS'#'TIS-INDEX'.$E$9:.$R$9]" table:base-cell-address="RAI0504.$A$1"/>
        <table:named-expression table:name="GraphTitle" table:expression="of:=[.#REF!]" table:base-cell-address="RAI0504.$A$1"/>
        <table:named-expression table:name="ITALY" table:expression="of:=[.#REF!]" table:base-cell-address="RAI0504.$A$1"/>
        <table:named-expression table:name="MON_FRI" table:expression="of:=['file:///C:/Documents%20and%20Settings/sweekes2/Local%20Settings/Temporary%20Internet%20Files/OLK2FA/Chapter%208/80407%20.xls'#'4-16DATA'.#REF!]" table:base-cell-address="RAI0504.$A$1"/>
        <table:named-expression table:name="NLS" table:expression="of:=[.#REF!]" table:base-cell-address="RAI0504.$A$1"/>
        <table:named-expression table:name="NONEC" table:expression="of:=[.#REF!]" table:base-cell-address="RAI0504.$A$1"/>
        <table:named-expression table:name="NORTHSEA" table:expression="of:=#N/A" table:base-cell-address="RAI0504.$A$1"/>
        <table:named-expression table:name="OldData" table:expression="of:=[.#REF!]" table:base-cell-address="RAI0504.$A$1"/>
        <table:named-expression table:name="OTHER" table:expression="of:=#N/A" table:base-cell-address="RAI0504.$A$1"/>
        <table:named-expression table:name="OTHEREC" table:expression="of:=[.#REF!]" table:base-cell-address="RAI0504.$A$1"/>
        <table:named-expression table:name="PIE" table:expression="of:=[.#REF!]" table:base-cell-address="RAI0504.$A$1"/>
        <table:named-expression table:name="Print_Area" table:expression="of:=[.#REF!]" table:base-cell-address="RAI0504.$A$1"/>
        <table:named-range table:name="Print_Area_MI" table:cell-range-address="'file:///C:/Documents%20and%20Settings/sweekes2/Local%20Settings/Temporary%20Internet%20Files/OLK2FA/Chapter%208/80408%20final.xls'#4-16DATA.$A$1:4-16DATA.$G$33" table:base-cell-address="RAI0504.$A$1"/>
        <table:named-expression table:name="PUBLISH_Print_Area" table:expression="of:=[.#REF!]" table:base-cell-address="RAI0504.$A$1"/>
        <table:named-expression table:name="PUBLISH1998_Print_Area" table:expression="of:=[.#REF!]" table:base-cell-address="RAI0504.$A$1"/>
        <table:named-expression table:name="qryNonEUBreakdown" table:expression="of:=[.#REF!]" table:base-cell-address="RAI0504.$A$1"/>
        <table:named-expression table:name="QUARTER" table:expression="of:=[.#REF!]" table:base-cell-address="RAI0504.$A$1"/>
        <table:named-expression table:name="SAT_SUN" table:expression="of:=['file:///C:/Documents%20and%20Settings/sweekes2/Local%20Settings/Temporary%20Internet%20Files/OLK2FA/Chapter%208/80407%20.xls'#'4-16DATA'.#REF!]" table:base-cell-address="RAI0504.$A$1"/>
        <table:named-expression table:name="SPAIN" table:expression="of:=[.#REF!]" table:base-cell-address="RAI0504.$A$1"/>
        <table:named-range table:name="tab" table:cell-range-address="'file:///C:/IRHS/EXCEL/RORO/bulletins/2003/SA%20Changes/SA%20Changes%20to%20bulletin%20-%20draft.xls'#TABLE1a.$U$3" table:base-cell-address="RAI0504.$A$1"/>
        <table:named-expression table:name="TAB4ALL" table:expression="of:=#N/A" table:base-cell-address="RAI0504.$A$1"/>
        <table:named-expression table:name="TAB4PV" table:expression="of:=#N/A" table:base-cell-address="RAI0504.$A$1"/>
        <table:named-expression table:name="TAB4UT" table:expression="of:=#N/A" table:base-cell-address="RAI0504.$A$1"/>
        <table:named-expression table:name="TableTitle" table:expression="of:=[.#REF!]" table:base-cell-address="RAI0504.$A$1"/>
        <table:named-expression table:name="testing" table:expression="of:=[.#REF!]" table:base-cell-address="RAI0504.$A$1"/>
        <table:named-expression table:name="UK" table:expression="of:=#N/A" table:base-cell-address="RAI0504.$A$1"/>
        <table:named-expression table:name="UT" table:expression="of:=#N/A" table:base-cell-address="RAI0504.$A$1"/>
        <table:named-expression table:name="ValueTitle" table:expression="of:=[.#REF!]" table:base-cell-address="RAI0504.$A$1"/>
        <table:named-range table:name="Weekends" table:cell-range-address="'file:///C:/Documents%20and%20Settings/sweekes2/Local%20Settings/Temporary%20Internet%20Files/OLK2FA/Chapter%208/80408%20final.xls'#TIS-INDEX.$A$42" table:base-cell-address="RAI050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 number:language="en" number:country="US">
      <number:number number:decimal-places="0" number:min-integer-digits="1" number:grouping="true"/>
    </number:number-style>
    <number:number-style style:name="N36" number:language="en" number:country="US">
      <number:text>-</number:text>
      <number:number number:decimal-places="0" number:min-integer-digits="1" number:grouping="true"/>
      <style:map style:condition="value()&gt;=0" style:apply-style-name="N36P0"/>
    </number:number-style>
    <number:number-style style:name="N37">
      <number:number number:decimal-places="2" number:min-integer-digits="1"/>
      <number:text> </number:text>
    </number:number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80909_32_working" style:display-name="Normal_809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81009_32_working" style:display-name="Normal_810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8.11_32_-_32_updated" style:display-name="Normal_TSGB8.11 -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84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Renee Davis</dc:creator>
    <meta:creation-date>2011-11-14T10:34:24Z</meta:creation-date>
    <dc:date>2018-11-02T09:33:33Z</dc:date>
    <meta:print-date>2013-10-29T10:30:57Z</meta:print-date>
  </office:meta>
</office:document-meta>
</file>